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79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HADOOP Word_Count</text:p>
      <text:p text:style-name="P1"/>
      <text:p text:style-name="P1"><text:s text:c="3"/>hadoop jar hadoop-mapreduce-examples-2.2.0.jar wordcount /chandru/dtaset /chandru/word_count</text:p>
      <text:p text:style-name="P1"/>
      <text:p text:style-name="P1">2) HADOOP Word_Mean</text:p>
      <text:p text:style-name="P1"/>
      <text:p text:style-name="P1"><text:s text:c="4"/>hadoop jar hadoop-mapreduce-examples-2.2.0.jar wordmean /chandru/dtaset /chandru/word_mean</text:p>
      <text:p text:style-name="P1"/>
      <text:p text:style-name="P1">3) HADOOP Word_Median</text:p>
      <text:p text:style-name="P1"/>
      <text:p text:style-name="P1"><text:s text:c="6"/>hadoop jar hadoop-mapreduce-examples-2.2.0.jar wordmedian /chandru/dtaset /chandru/word_median</text:p>
      <text:p text:style-name="P1"/>
      <text:p text:style-name="P1">4) HADOOP Word_Standard_Deviation</text:p>
      <text:p text:style-name="P1"/>
      <text:p text:style-name="P1"><text:s text:c="3"/>hadoop jar hadoop-mapreduce-examples-2.2.0.jar wordstandarddeviation /chandru/dtaset /chandru/word_standard_deviatio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9-25T16:44:23</meta:creation-date>
    <dc:date>2022-09-25T16:48:43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8" meta:word-count="36" meta:character-count="505" meta:non-whitespace-character-count="458"/>
    <meta:generator>LibreOffice/4.0.4.2$Linux_x86 LibreOffice_project/400m0$Build-2</meta:generator>
  </office:meta>
</office:document-meta>
</file>